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3" style:family="table-cell" style:parent-style-name="Default">
      <style:text-properties style:font-name="F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6146in" svg:y="2.1335in">
            <draw:object draw:notify-on-update-of-ranges="Sheet1.B16:Sheet1.B36 Sheet1.C16:Sheet1.C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3.7142in" svg:y="7.8114in">
            <draw:object draw:notify-on-update-of-ranges="Sheet1.B45:Sheet1.B68 Sheet1.C45:Sheet1.C6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4.0071in" svg:y="13.5315in">
            <draw:object draw:notify-on-update-of-ranges="Sheet1.B77:Sheet1.B113 Sheet1.C77:Sheet1.C1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4.9685in" svg:y="21.6575in">
            <draw:object draw:notify-on-update-of-ranges="Sheet1.B123:Sheet1.B160 Sheet1.C123:Sheet1.C16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4.676in" svg:y="28.6795in">
            <draw:object draw:notify-on-update-of-ranges="Sheet1.A163:Sheet1.A183 Sheet1.B163:Sheet1.B18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4.7083in" svg:y="33.5154in">
            <draw:object draw:notify-on-update-of-ranges="Sheet1.A190:Sheet1.A208 Sheet1.B190:Sheet1.B20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EM2: </text:p>
          </table:table-cell>
          <table:table-cell office:value-type="string">
            <text:p>Magnetic field of Helmholtz Coils [HC]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shwin Kumar K</text:p>
          </table:table-cell>
          <table:table-cell table:number-columns-repeated="4"/>
        </table:table-row>
        <table:table-row table:style-name="ro1">
          <table:table-cell office:value-type="string">
            <text:p>Rahul Saxena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Inner Diameter(cm)</text:p>
          </table:table-cell>
          <table:table-cell office:value-type="float" office:value="37">
            <text:p>37</text:p>
          </table:table-cell>
          <table:table-cell office:value-type="string">
            <text:p><text:s/>thickness</text:p>
          </table:table-cell>
          <table:table-cell office:value-type="string">
            <text:p>2cm</text:p>
          </table:table-cell>
          <table:table-cell table:formula="of:=37/2" office:value-type="float" office:value="18.5">
            <text:p>18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rial1 </text:p>
          </table:table-cell>
          <table:table-cell office:value-type="string">
            <text:p>R=0, a=R=18.5</text:p>
          </table:table-cell>
          <table:table-cell office:value-type="string">
            <text:p>I=1.25A</text:p>
          </table:table-cell>
          <table:table-cell table:style-name="ce2" office:value-type="string">
            <text:p>Z axis-variatio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position</text:p>
          </table:table-cell>
          <table:table-cell office:value-type="string">
            <text:p>relative position</text:p>
          </table:table-cell>
          <table:table-cell office:value-type="string">
            <text:p>B(in mT)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9">
            <text:p>-9</text:p>
          </table:table-cell>
          <table:table-cell office:value-type="float" office:value="0.73">
            <text:p>0.73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8">
            <text:p>-8</text:p>
          </table:table-cell>
          <table:table-cell office:value-type="float" office:value="0.76">
            <text:p>0.7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7">
            <text:p>-7</text:p>
          </table:table-cell>
          <table:table-cell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6">
            <text:p>-6</text:p>
          </table:table-cell>
          <table:table-cell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5">
            <text:p>-5</text:p>
          </table:table-cell>
          <table:table-cell office:value-type="float" office:value="0.84">
            <text:p>0.8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4">
            <text:p>-4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3">
            <text:p>-3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2">
            <text:p>-2</text:p>
          </table:table-cell>
          <table:table-cell office:value-type="float" office:value="0.87">
            <text:p>0.8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0.87">
            <text:p>0.8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87">
            <text:p>0.8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7">
            <text:p>0.8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8">
            <text:p>0.8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88">
            <text:p>0.8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84">
            <text:p>0.8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84">
            <text:p>0.8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83">
            <text:p>0.8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81">
            <text:p>0.81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trial2</text:p>
          </table:table-cell>
          <table:table-cell office:value-type="string">
            <text:p>R=0, a=R/2=9.25</text:p>
          </table:table-cell>
          <table:table-cell office:value-type="string">
            <text:p>I=1.3A</text:p>
          </table:table-cell>
          <table:table-cell table:style-name="ce2" office:value-type="string">
            <text:p>Z axis-variatio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position</text:p>
          </table:table-cell>
          <table:table-cell office:value-type="string">
            <text:p>relative position</text:p>
          </table:table-cell>
          <table:table-cell office:value-type="string">
            <text:p>B(in mT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1">
            <text:p>-11</text:p>
          </table:table-cell>
          <table:table-cell office:value-type="float" office:value="0.87">
            <text:p>0.8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0">
            <text:p>-10</text:p>
          </table:table-cell>
          <table:table-cell office:value-type="float" office:value="0.89">
            <text:p>0.89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9">
            <text:p>-9</text:p>
          </table:table-cell>
          <table:table-cell office:value-type="float" office:value="0.93">
            <text:p>0.9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8">
            <text:p>-8</text:p>
          </table:table-cell>
          <table:table-cell office:value-type="float" office:value="0.94">
            <text:p>0.9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float" office:value="0.96">
            <text:p>0.9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5">
            <text:p>-5</text:p>
          </table:table-cell>
          <table:table-cell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4">
            <text:p>-4</text:p>
          </table:table-cell>
          <table:table-cell office:value-type="float" office:value="1.05">
            <text:p>1.0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3">
            <text:p>-3</text:p>
          </table:table-cell>
          <table:table-cell office:value-type="float" office:value="1.07">
            <text:p>1.0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2">
            <text:p>-2</text:p>
          </table:table-cell>
          <table:table-cell office:value-type="float" office:value="1.09">
            <text:p>1.0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.11">
            <text:p>1.1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.06">
            <text:p>1.0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99">
            <text:p>0.9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95">
            <text:p>0.9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0.93">
            <text:p>0.9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.84">
            <text:p>0.8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79">
            <text:p>0.7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trial3</text:p>
          </table:table-cell>
          <table:table-cell office:value-type="string">
            <text:p>R=0, a=2R=39</text:p>
          </table:table-cell>
          <table:table-cell office:value-type="string">
            <text:p>I=2.10 A</text:p>
          </table:table-cell>
          <table:table-cell table:style-name="ce2" office:value-type="string">
            <text:p>Z axis-variation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position(cm)</text:p>
          </table:table-cell>
          <table:table-cell office:value-type="string">
            <text:p>relative positioin(cm)</text:p>
          </table:table-cell>
          <table:table-cell office:value-type="string">
            <text:p>B(in mT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18.5">
            <text:p>-18.5</text:p>
          </table:table-cell>
          <table:table-cell office:value-type="float" office:value="0.22">
            <text:p>0.22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7.5">
            <text:p>-17.5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6.5">
            <text:p>-16.5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15.5">
            <text:p>-15.5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14.5">
            <text:p>-14.5</text:p>
          </table:table-cell>
          <table:table-cell office:value-type="float" office:value="0.27">
            <text:p>0.2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3.5">
            <text:p>-13.5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2.5">
            <text:p>-12.5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11.5">
            <text:p>-11.5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0.5">
            <text:p>-10.5</text:p>
          </table:table-cell>
          <table:table-cell office:value-type="float" office:value="0.23">
            <text:p>0.2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9.5">
            <text:p>-9.5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8.5">
            <text:p>-8.5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7.5">
            <text:p>-7.5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6.5">
            <text:p>-6.5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5.5">
            <text:p>-5.5</text:p>
          </table:table-cell>
          <table:table-cell office:value-type="float" office:value="0.17">
            <text:p>0.1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4.5">
            <text:p>-4.5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3.5">
            <text:p>-3.5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2.5">
            <text:p>-2.5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.5">
            <text:p>-1.5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0.5">
            <text:p>-0.5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5">
            <text:p>0.5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5">
            <text:p>1.5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5">
            <text:p>2.5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.5">
            <text:p>3.5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.5">
            <text:p>4.5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5">
            <text:p>5.5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5">
            <text:p>6.5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5">
            <text:p>7.5</text:p>
          </table:table-cell>
          <table:table-cell office:value-type="float" office:value="0.22">
            <text:p>0.2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.5">
            <text:p>8.5</text:p>
          </table:table-cell>
          <table:table-cell office:value-type="float" office:value="0.22">
            <text:p>0.2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.5">
            <text:p>9.5</text:p>
          </table:table-cell>
          <table:table-cell office:value-type="float" office:value="0.23">
            <text:p>0.2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.5">
            <text:p>10.5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.5">
            <text:p>11.5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.5">
            <text:p>12.5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.5">
            <text:p>13.5</text:p>
          </table:table-cell>
          <table:table-cell office:value-type="float" office:value="0.23">
            <text:p>0.2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.5">
            <text:p>14.5</text:p>
          </table:table-cell>
          <table:table-cell office:value-type="float" office:value="0.23">
            <text:p>0.23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.5">
            <text:p>15.5</text:p>
          </table:table-cell>
          <table:table-cell office:value-type="float" office:value="0.22">
            <text:p>0.2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.5">
            <text:p>16.5</text:p>
          </table:table-cell>
          <table:table-cell office:value-type="float" office:value="0.21">
            <text:p>0.2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.5">
            <text:p>17.5</text:p>
          </table:table-cell>
          <table:table-cell office:value-type="float" office:value="0.19">
            <text:p>0.19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>
            <text:p>trial4</text:p>
          </table:table-cell>
          <table:table-cell office:value-type="string">
            <text:p>left single coi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osition</text:p>
          </table:table-cell>
          <table:table-cell office:value-type="string">
            <text:p>relative position(cm)</text:p>
          </table:table-cell>
          <table:table-cell office:value-type="string">
            <text:p>B(in mT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9">
            <text:p>-19</text:p>
          </table:table-cell>
          <table:table-cell office:value-type="float" office:value="0.22">
            <text:p>0.2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18">
            <text:p>-18</text:p>
          </table:table-cell>
          <table:table-cell office:value-type="float" office:value="0.23">
            <text:p>0.2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17">
            <text:p>-17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16">
            <text:p>-16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15">
            <text:p>-15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14">
            <text:p>-14</text:p>
          </table:table-cell>
          <table:table-cell office:value-type="float" office:value="0.31">
            <text:p>0.3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13">
            <text:p>-13</text:p>
          </table:table-cell>
          <table:table-cell office:value-type="float" office:value="0.32">
            <text:p>0.32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12">
            <text:p>-12</text:p>
          </table:table-cell>
          <table:table-cell office:value-type="float" office:value="0.33">
            <text:p>0.33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11">
            <text:p>-11</text:p>
          </table:table-cell>
          <table:table-cell office:value-type="float" office:value="0.35">
            <text:p>0.3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0">
            <text:p>-10</text:p>
          </table:table-cell>
          <table:table-cell office:value-type="float" office:value="0.38">
            <text:p>0.38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9">
            <text:p>-9</text:p>
          </table:table-cell>
          <table:table-cell office:value-type="float" office:value="0.39">
            <text:p>0.39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">
            <text:p>-7</text:p>
          </table:table-cell>
          <table:table-cell office:value-type="float" office:value="0.42">
            <text:p>0.4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6">
            <text:p>-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5">
            <text:p>-5</text:p>
          </table:table-cell>
          <table:table-cell office:value-type="float" office:value="0.42">
            <text:p>0.4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4">
            <text:p>-4</text:p>
          </table:table-cell>
          <table:table-cell office:value-type="float" office:value="0.42">
            <text:p>0.4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3">
            <text:p>-3</text:p>
          </table:table-cell>
          <table:table-cell office:value-type="float" office:value="0.43">
            <text:p>0.4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2">
            <text:p>-2</text:p>
          </table:table-cell>
          <table:table-cell office:value-type="float" office:value="0.44">
            <text:p>0.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0.47">
            <text:p>0.4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0.37">
            <text:p>0.3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.33">
            <text:p>0.3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0.31">
            <text:p>0.3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0.27">
            <text:p>0.2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.23">
            <text:p>0.2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0.19">
            <text:p>0.19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trial5</text:p>
          </table:table-cell>
          <table:table-cell table:number-columns-repeated="4"/>
        </table:table-row>
        <table:table-row table:style-name="ro1">
          <table:table-cell office:value-type="string">
            <text:p>Right Coil Short Circuit</text:p>
          </table:table-cell>
          <table:table-cell table:number-columns-repeated="4"/>
        </table:table-row>
        <table:table-row table:style-name="ro1">
          <table:table-cell office:value-type="string">
            <text:p>relative position</text:p>
          </table:table-cell>
          <table:table-cell office:value-type="string">
            <text:p>B (mT)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0.08">
            <text:p>-0.08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4">
            <text:p>-0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">
            <text:p>0.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1">
            <text:p>0.1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6">
            <text:p>0.2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2">
            <text:p>0.3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8">
            <text:p>0.3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2">
            <text:p>0.4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3">
            <text:p>0.4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2">
            <text:p>0.42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3">
            <text:p>0.33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4">
            <text:p>0.24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">
            <text:p>0.15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2">
            <text:p>0.12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">
            <text:p>0.1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7">
            <text:p>0.07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5">
            <text:p>0.0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Trial 6</text:p>
          </table:table-cell>
          <table:table-cell table:number-columns-repeated="4"/>
        </table:table-row>
        <table:table-row table:style-name="ro1">
          <table:table-cell office:value-type="string">
            <text:p>Left Coil Short Circuit</text:p>
          </table:table-cell>
          <table:table-cell table:number-columns-repeated="4"/>
        </table:table-row>
        <table:table-row table:style-name="ro1">
          <table:table-cell office:value-type="string">
            <text:p>relative position</text:p>
          </table:table-cell>
          <table:table-cell office:value-type="string">
            <text:p>B (mT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3">
            <text:p>-0.1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18">
            <text:p>-0.1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23">
            <text:p>-0.2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3">
            <text:p>-0.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35">
            <text:p>-0.3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42">
            <text:p>-0.4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49">
            <text:p>-0.4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57">
            <text:p>-0.5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65">
            <text:p>-0.6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69">
            <text:p>-0.6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72">
            <text:p>-0.7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7">
            <text:p>-0.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56">
            <text:p>-0.56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44">
            <text:p>-0.44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34">
            <text:p>-0.34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27">
            <text:p>-0.2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0.1">
            <text:p>-0.1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0.08">
            <text:p>-0.08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0.07">
            <text:p>-0.07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10/04/2018</text:date>, <text:time>16:3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t lab</meta:initial-creator>
    <meta:creation-date>2018-10-04T14:10:44</meta:creation-date>
    <dc:date>2018-10-04T16:38:29</dc:date>
    <dc:creator>emt lab</dc:creator>
    <meta:editing-duration>PT2H27M46S</meta:editing-duration>
    <meta:editing-cycles>17</meta:editing-cycles>
    <meta:generator>LibreOffice/3.4$Unix LibreOffice_project/340m1$Build-302</meta:generator>
    <meta:document-statistic meta:table-count="3" meta:cell-count="4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16:Sheet1.C36" svg:x="0.77cm" svg:y="0.855cm" svg:width="11.738cm" svg:height="7.545cm">
          <chartooo:coordinate-region svg:x="1.008cm" svg:y="1.054cm" svg:width="11.31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6:Sheet1.C36" chart:class="chart:scatter">
            <chart:domain table:cell-range-address="Sheet1.B16:Sheet1.B36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">
                <text:p>-9</text:p>
                <draw:g>
                  <svg:desc>Sheet1.B16:Sheet1.B36</svg:desc>
                </draw:g>
              </table:table-cell>
              <table:table-cell office:value-type="float" office:value="0.73">
                <text:p>0.73</text:p>
                <draw:g>
                  <svg:desc>Sheet1.C16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">
                <text:p>-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">
                <text:p>-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">
                <text:p>-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45:Sheet1.C68" svg:x="0.77cm" svg:y="0.855cm" svg:width="11.738cm" svg:height="7.545cm">
          <chartooo:coordinate-region svg:x="1.008cm" svg:y="1.055cm" svg:width="11.313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5:Sheet1.C68" chart:class="chart:scatter">
            <chart:domain table:cell-range-address="Sheet1.B45:Sheet1.B68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Sheet1.B45:Sheet1.B68</svg:desc>
                </draw:g>
              </table:table-cell>
              <table:table-cell office:value-type="float" office:value="0.87">
                <text:p>0.87</text:p>
                <draw:g>
                  <svg:desc>Sheet1.C45:Sheet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77:Sheet1.C113" svg:x="0.77cm" svg:y="0.855cm" svg:width="11.738cm" svg:height="7.545cm">
          <chartooo:coordinate-region svg:x="1.008cm" svg:y="1.055cm" svg:width="11.313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7:Sheet1.C113" chart:class="chart:scatter">
            <chart:domain table:cell-range-address="Sheet1.B77:Sheet1.B113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.5">
                <text:p>-18.5</text:p>
                <draw:g>
                  <svg:desc>Sheet1.B77:Sheet1.B113</svg:desc>
                </draw:g>
              </table:table-cell>
              <table:table-cell office:value-type="float" office:value="0.22">
                <text:p>0.22</text:p>
                <draw:g>
                  <svg:desc>Sheet1.C77:Sheet1.C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.5">
                <text:p>-17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.5">
                <text:p>-16.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5">
                <text:p>-15.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.5">
                <text:p>-14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.5">
                <text:p>-13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.5">
                <text:p>-12.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.5">
                <text:p>-1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.5">
                <text:p>-1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5">
                <text:p>-9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5">
                <text:p>-8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5">
                <text:p>-7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.5">
                <text:p>-6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.5">
                <text:p>-5.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5">
                <text:p>-4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5">
                <text:p>-2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">
                <text:p>-0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">
                <text:p>1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">
                <text:p>3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">
                <text:p>4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5">
                <text:p>8.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5">
                <text:p>9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">
                <text:p>10.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5">
                <text:p>11.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">
                <text:p>12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5">
                <text:p>13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5">
                <text:p>14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5">
                <text:p>15.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">
                <text:p>16.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5">
                <text:p>17.5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123:Sheet1.C160" svg:x="0.77cm" svg:y="0.855cm" svg:width="11.738cm" svg:height="7.545cm">
          <chartooo:coordinate-region svg:x="1.008cm" svg:y="1.054cm" svg:width="11.31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23:Sheet1.C160" chart:class="chart:scatter">
            <chart:domain table:cell-range-address="Sheet1.B123:Sheet1.B160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">
                <text:p>-19</text:p>
                <draw:g>
                  <svg:desc>Sheet1.B123:Sheet1.B160</svg:desc>
                </draw:g>
              </table:table-cell>
              <table:table-cell office:value-type="float" office:value="0.22">
                <text:p>0.22</text:p>
                <draw:g>
                  <svg:desc>Sheet1.C123:Sheet1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">
                <text:p>-1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">
                <text:p>-1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">
                <text:p>-1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">
                <text:p>-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">
                <text:p>-1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3">
                <text:p>-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">
                <text:p>-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">
                <text:p>-1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">
                <text:p>-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">
                <text:p>-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">
                <text:p>-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">
                <text:p>-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63:Sheet1.B183" svg:x="0.77cm" svg:y="0.855cm" svg:width="11.738cm" svg:height="7.545cm">
          <chartooo:coordinate-region svg:x="1.603cm" svg:y="1.054cm" svg:width="10.718cm" svg:height="7.1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3:Sheet1.B183" chart:class="chart:scatter">
            <chart:domain table:cell-range-address="Sheet1.A163:Sheet1.A18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63:Sheet1.A183</svg:desc>
                </draw:g>
              </table:table-cell>
              <table:table-cell office:value-type="float" office:value="-0.1">
                <text:p>-0.1</text:p>
                <draw:g>
                  <svg:desc>Sheet1.B163:Sheet1.B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90:Sheet1.B208" svg:x="0.77cm" svg:y="0.855cm" svg:width="11.738cm" svg:height="7.545cm">
          <chartooo:coordinate-region svg:x="1.603cm" svg:y="1.054cm" svg:width="10.718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90:Sheet1.B208" chart:class="chart:scatter">
            <chart:domain table:cell-range-address="Sheet1.A190:Sheet1.A208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90:Sheet1.A208</svg:desc>
                </draw:g>
              </table:table-cell>
              <table:table-cell office:value-type="float" office:value="-0.13">
                <text:p>-0.13</text:p>
                <draw:g>
                  <svg:desc>Sheet1.B190:Sheet1.B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-0.07">
                <text:p>-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